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13.777777777778" calcext:value-type="float">
            <text:p>113,777777777778</text:p>
          </table:table-cell>
          <table:table-cell table:formula="of:=([.B3]-[.$D$8])^2" office:value-type="float" office:value="113.777777777778" calcext:value-type="float">
            <text:p>113,777777777778</text:p>
          </table:table-cell>
          <table:table-cell table:formula="of:=([.C3]-[.$D$8])^2" office:value-type="float" office:value="113.777777777778" calcext:value-type="float">
            <text:p>113,777777777778</text:p>
          </table:table-cell>
          <table:table-cell table:formula="of:=([.D3]-[.$D$8])^2" office:value-type="float" office:value="113.777777777778" calcext:value-type="float">
            <text:p>113,777777777778</text:p>
          </table:table-cell>
          <table:table-cell table:formula="of:=([.E3]-[.$D$8])^2" office:value-type="float" office:value="113.777777777778" calcext:value-type="float">
            <text:p>113,777777777778</text:p>
          </table:table-cell>
          <table:table-cell table:formula="of:=([.F3]-[.$D$8])^2" office:value-type="float" office:value="113.777777777778" calcext:value-type="float">
            <text:p>113,777777777778</text:p>
          </table:table-cell>
          <table:table-cell table:formula="of:=([.G3]-[.$D$8])^2" office:value-type="float" office:value="113.777777777778" calcext:value-type="float">
            <text:p>113,777777777778</text:p>
          </table:table-cell>
          <table:table-cell table:formula="of:=([.H3]-[.$D$8])^2" office:value-type="float" office:value="113.777777777778" calcext:value-type="float">
            <text:p>113,777777777778</text:p>
          </table:table-cell>
          <table:table-cell table:formula="of:=([.I3]-[.$D$8])^2" office:value-type="float" office:value="113.777777777778" calcext:value-type="float">
            <text:p>113,777777777778</text:p>
          </table:table-cell>
          <table:table-cell table:formula="of:=([.J3]-[.$D$8])^2" office:value-type="float" office:value="113.777777777778" calcext:value-type="float">
            <text:p>113,777777777778</text:p>
          </table:table-cell>
          <table:table-cell table:formula="of:=([.K3]-[.$D$8])^2" office:value-type="float" office:value="113.777777777778" calcext:value-type="float">
            <text:p>113,777777777778</text:p>
          </table:table-cell>
          <table:table-cell table:formula="of:=([.L3]-[.$D$8])^2" office:value-type="float" office:value="113.777777777778" calcext:value-type="float">
            <text:p>113,777777777778</text:p>
          </table:table-cell>
          <table:table-cell table:formula="of:=([.M3]-[.$D$8])^2" office:value-type="float" office:value="113.777777777778" calcext:value-type="float">
            <text:p>113,777777777778</text:p>
          </table:table-cell>
          <table:table-cell table:formula="of:=([.N3]-[.$D$8])^2" office:value-type="float" office:value="113.777777777778" calcext:value-type="float">
            <text:p>113,777777777778</text:p>
          </table:table-cell>
          <table:table-cell table:formula="of:=([.O3]-[.$D$8])^2" office:value-type="float" office:value="113.777777777778" calcext:value-type="float">
            <text:p>113,777777777778</text:p>
          </table:table-cell>
          <table:table-cell table:formula="of:=([.P3]-[.$D$8])^2" office:value-type="float" office:value="113.777777777778" calcext:value-type="float">
            <text:p>113,777777777778</text:p>
          </table:table-cell>
          <table:table-cell table:formula="of:=([.Q3]-[.$D$8])^2" office:value-type="float" office:value="21.7777777777778" calcext:value-type="float">
            <text:p>21,7777777777778</text:p>
          </table:table-cell>
          <table:table-cell table:formula="of:=([.R3]-[.$D$8])^2" office:value-type="float" office:value="0.111111111111112" calcext:value-type="float">
            <text:p>0,111111111111112</text:p>
          </table:table-cell>
          <table:table-cell table:formula="of:=([.S3]-[.$D$8])^2" office:value-type="float" office:value="18.7777777777778" calcext:value-type="float">
            <text:p>18,777777777777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32" calcext:value-type="float">
            <text:p>32</text:p>
          </table:table-cell>
          <table:table-cell table:formula="of:=SUM([.A4:.T4])" office:value-type="float" office:value="3" calcext:value-type="float">
            <text:p>3</text:p>
          </table:table-cell>
          <table:table-cell table:formula="of:=[.A8]/(150*[.B8])" office:value-type="float" office:value="0.0711111111111111" calcext:value-type="float">
            <text:p>0,071111111111111</text:p>
          </table:table-cell>
          <table:table-cell table:formula="of:=[.A8]/[.B8]" office:value-type="float" office:value="10.6666666666667" calcext:value-type="float">
            <text:p>10,6666666666667</text:p>
          </table:table-cell>
          <table:table-cell table:formula="of:=SQRT(SUM([.A5:.T5])/[.B8])" office:value-type="float" office:value="24.9072353016221" calcext:value-type="float">
            <text:p>24,9072353016221</text:p>
          </table:table-cell>
          <table:table-cell table:formula="of:=[.E8]/150" office:value-type="float" office:value="0.166048235344147" calcext:value-type="float">
            <text:p>0,16604823534414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28888888888889" calcext:value-type="float">
            <text:p>0,928888888888889</text:p>
          </table:table-cell>
          <table:table-cell table:number-columns-repeated="17"/>
        </table:table-row>
      </table:table>
      <table:table table:name="Tabelle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0" calcext:value-type="float">
            <text:p>0</text:p>
          </table:table-cell>
          <table:table-cell table:formula="of:=SUM([.A4:.T4])" office:value-type="float" office:value="3" calcext:value-type="float">
            <text:p>3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T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.00.0000</text:date>, <text:time style:data-style-name="N2" text:time-value="23:05:32.7847089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1T23:06:21.077509636</dc:date>
    <meta:editing-duration>PT1H21M34S</meta:editing-duration>
    <meta:editing-cycles>16</meta:editing-cycles>
    <meta:document-statistic meta:table-count="2" meta:cell-count="150" meta:object-count="0"/>
  </office:meta>
</office:document-meta>
</file>